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ESTAW NR2</text:p>
      <text:list xml:id="list1393668497978797133" text:style-name="L1">
        <text:list-item>
          <text:p text:style-name="P1">ręcznie wykonana świeca sojowa o zapachu malin 50ml</text:p>
        </text:list-item>
        <text:list-item>
          <text:p text:style-name="P1">czekolada malinowa 60g</text:p>
        </text:list-item>
        <text:list-item>
          <text:p text:style-name="P1">filiżanka </text:p>
        </text:list-item>
        <text:list-item>
          <text:p text:style-name="P1">kosmetyczna opaska do włosów</text:p>
        </text:list-item>
        <text:list-item>
          <text:p text:style-name="P1">ręcznie wykonane drewniane serce</text:p>
        </text:list-item>
      </text:list>
      <text:p text:style-name="Standard">Wszystko zapakowane w ekologiczne pudełko</text:p>
      <text:p text:style-name="Standard">Cena 89zł + koszt wysyłki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 O</meta:initial-creator>
    <meta:creation-date>2021-04-12T12:51:13.12</meta:creation-date>
    <dc:date>2021-04-12T12:56:20.06</dc:date>
    <dc:creator>A O</dc:creator>
    <meta:editing-duration>PT4M49S</meta:editing-duration>
    <meta:editing-cycles>2</meta:editing-cycles>
    <meta:generator>OpenOffice/4.1.2$Win32 OpenOffice.org_project/412m3$Build-9782</meta:generator>
    <meta:document-statistic meta:table-count="0" meta:image-count="0" meta:object-count="0" meta:page-count="1" meta:paragraph-count="8" meta:word-count="37" meta:character-count="224"/>
  </office:meta>
</office:document-meta>
</file>